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c9211e" loext:opacity="100%" fo:font-size="14pt" officeooo:rsid="0000e247" officeooo:paragraph-rsid="0000e247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.049cm" fo:border="0.06pt solid #d9d9e3"/>
      <style:text-properties fo:color="#c9211e" loext:opacity="100%" fo:font-size="14pt" officeooo:rsid="0000e247" officeooo:paragraph-rsid="0000e247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c9211e" loext:opacity="100%" fo:font-size="12pt" officeooo:rsid="0000e247" officeooo:paragraph-rsid="0000e247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c9211e" loext:opacity="100%" fo:font-size="16pt" officeooo:rsid="0000e247" officeooo:paragraph-rsid="0000e247" style:font-size-asian="16pt" style:font-size-complex="16pt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.049cm" fo:border="0.06pt solid #d9d9e3"/>
      <style:text-properties fo:font-size="14pt" style:font-size-asian="14pt" style:font-size-complex="14pt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.049cm" fo:border="0.06pt solid #d9d9e3"/>
      <style:text-properties fo:font-size="14pt" style:font-size-asian="14pt" style:font-size-complex="14pt"/>
    </style:style>
    <style:style style:name="P7" style:family="paragraph" style:parent-style-name="Text_20_body" style:list-style-name="L1">
      <style:paragraph-properties fo:margin-left="0cm" fo:margin-right="0cm" fo:text-indent="0cm" style:auto-text-indent="false" fo:padding="0.049cm" fo:border="0.06pt solid #d9d9e3"/>
      <style:text-properties fo:font-size="14pt" style:font-size-asian="14pt" style:font-size-complex="14pt"/>
    </style:style>
    <style:style style:name="P8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.049cm" fo:border="0.06pt solid #d9d9e3"/>
      <style:text-properties fo:color="#c9211e" loext:opacity="100%" fo:font-size="14pt" officeooo:rsid="0000e247" officeooo:paragraph-rsid="0000e247" style:font-size-asian="14pt" style:font-size-complex="14pt"/>
    </style:style>
    <style:style style:name="T1" style:family="text">
      <style:text-properties fo:color="#c9211e" loext:opacity="100%" officeooo:rsid="0000e247"/>
    </style:style>
    <style:style style:name="T2" style:family="text">
      <style:text-properties officeooo:rsid="0002bd72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JETO CHECK LIST DO ALUNO</text:p>
      <text:p text:style-name="P4"/>
      <text:p text:style-name="P3"/>
      <text:list text:style-name="L1">
        <text:list-header>
          <text:p text:style-name="P6">Qual é o objetivo principal deste projeto?</text:p>
        </text:list-header>
      </text:list>
      <text:p text:style-name="P5"><text:tab/><text:tab/><text:span text:style-name="T1">Verificar a evolução <text:s/>e habilidade dos alunos durante o ano.</text:span></text:p>
      <text:list text:continue-numbering="true" text:style-name="L1">
        <text:list-header>
          <text:p text:style-name="P6">Qual é o problema ou oportunidade que este projeto visa abordar?</text:p>
          <text:list>
            <text:list-header>
              <text:p text:style-name="P8">Analisar os dados da criança colhido durante o ano e dar uma resposta estatística de quan<text:span text:style-name="T2">t</text:span>o ela esta dominando aquela disciplina.</text:p>
            </text:list-header>
          </text:list>
          <text:p text:style-name="P6">Quais são os resultados ou entregáveis esperados?</text:p>
          <text:list text:continue-numbering="true">
            <text:list-header>
              <text:p text:style-name="P8">Levantamento do domínio de habilidades de cada componente curricular <text:s/>do aluno como o nome da professora, turma e a instituição.</text:p>
            </text:list-header>
          </text:list>
          <text:p text:style-name="P6">Quem são os stakeholders-chave envolvidos no projeto?</text:p>
          <text:p text:style-name="P6">Qual é o orçamento disponível para o projeto?</text:p>
          <text:p text:style-name="P6">Qual é o prazo para a conclusão do projeto?</text:p>
          <text:list text:continue-numbering="true">
            <text:list-header>
              <text:p text:style-name="P8">Entrega valida até 04/11/2023 mais data alvo 02/11/2023</text:p>
            </text:list-header>
          </text:list>
          <text:p text:style-name="P6">Quais são os recursos (humanos, financeiros, materiais) necessários para o projeto?</text:p>
        </text:list-header>
      </text:list>
      <text:p text:style-name="P2"><text:tab/><text:tab/>Material digital e com documentação explicando as etapas e como o <text:tab/><text:tab/><text:tab/>programa deve ser utilizado</text:p>
      <text:list text:continue-numbering="true" text:style-name="L1">
        <text:list-header>
          <text:p text:style-name="P6">Quais são os riscos potenciais associados a este projeto?</text:p>
          <text:list text:continue-numbering="true">
            <text:list-header>
              <text:p text:style-name="P8">Não termina ou não conseguir entregar a tempo</text:p>
            </text:list-header>
          </text:list>
          <text:p text:style-name="P6">Qual é a estrutura organizacional do projeto (equipe, liderança)?</text:p>
          <text:p text:style-name="P6">Qual é a metodologia ou abordagem de gerenciamento de projetos a ser usada?</text:p>
          <text:list text:continue-numbering="true">
            <text:list-header>
              <text:p text:style-name="P8">Utilizando e metodologia kANBAN</text:p>
            </text:list-header>
          </text:list>
          <text:p text:style-name="P6">Quais são os critérios de sucesso do projeto?</text:p>
          <text:list text:continue-numbering="true">
            <text:list-header>
              <text:p text:style-name="P8">Seguir o que esta pedindo o projeto simples e direto aproveitar os dias de folga para desenvolver e adiar algumas etapas do projeto.</text:p>
            </text:list-header>
          </text:list>
          <text:p text:style-name="P6">Existe algum regulamento, padrão ou legislação que afeta o projeto?</text:p>
          <text:p text:style-name="P6">Quais são os marcos-chave do projeto?</text:p>
          <text:p text:style-name="P6">Qual é a relação entre este projeto e outros projetos ou iniciativas na organização?</text:p>
          <text:p text:style-name="P6">Quem é o patrocinador do projeto e qual é o seu envolvimento?</text:p>
          <text:p text:style-name="P6">Como será comunicado o progresso e as atualizações do projeto?</text:p>
          <text:p text:style-name="P6">Quais são os principais desafios ou obstáculos previstos?</text:p>
          <text:list text:continue-numbering="true">
            <text:list-header>
              <text:p text:style-name="P8">Logica como tudo vai funcionar no backend e tendo um frotend simples e direto e fácil de manusear </text:p>
            </text:list-header>
          </text:list>
          <text:p text:style-name="P6"><text:soft-page-break/>Qual é a estratégia de mitigação de riscos?</text:p>
          <text:p text:style-name="P6">Qual é o plano de contingência em caso de desvios significativos do projeto?</text:p>
          <text:p text:style-name="P7">Quais são as partes interessadas internas e externas que precisam ser informadas ou envolvidas?</text:p>
        </text:list-header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5T00:20:27.784682709</meta:creation-date>
    <dc:date>2023-10-16T07:01:12.651379863</dc:date>
    <meta:editing-duration>PT30M17S</meta:editing-duration>
    <meta:editing-cycles>2</meta:editing-cycles>
    <meta:generator>LibreOffice/7.6.2.1$Linux_X86_64 LibreOffice_project/60$Build-1</meta:generator>
    <meta:document-statistic meta:table-count="0" meta:image-count="0" meta:object-count="0" meta:page-count="2" meta:paragraph-count="30" meta:word-count="326" meta:character-count="2008" meta:non-whitespace-character-count="1702"/>
  </office:meta>
</office:document-meta>
</file>